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BAB0000110B05237C4301DC00E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3.065cm" svg:height="115.437cm" svg:x="2.635cm" svg:y="3cm">
          <draw:image xlink:href="Pictures/1000020100000BAB0000110B05237C4301DC00E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5T11:36:13.124919296</meta:creation-date>
    <dc:date>2019-02-25T12:41:16.738330938</dc:date>
    <meta:editing-duration>PT14M43S</meta:editing-duration>
    <meta:editing-cycles>1</meta:editing-cycles>
    <meta:document-statistic meta:object-count="1"/>
    <meta:generator>LibreOffice/6.0.7.3$Linux_X86_64 LibreOffice_project/00m0$Build-3</meta:generator>
  </office:meta>
</office:document-meta>
</file>